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'Helvetica Neue'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italic" officeooo:rsid="001cb170" officeooo:paragraph-rsid="001cb170" style:font-style-asian="italic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tyle="italic" officeooo:rsid="001d9a47" officeooo:paragraph-rsid="001d9a47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tyle="italic" officeooo:rsid="0024f0b3" officeooo:paragraph-rsid="0024f0b3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fo:language="en" fo:country="GB" fo:font-style="normal" style:text-underline-style="solid" style:text-underline-width="auto" style:text-underline-color="font-color" fo:font-weight="bold" officeooo:rsid="0019e52d" officeooo:paragraph-rsid="0019e52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en" fo:country="GB" fo:font-style="normal" style:text-underline-style="none" fo:font-weight="normal" officeooo:rsid="0019e52d" officeooo:paragraph-rsid="0019e52d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language="en" fo:country="GB" fo:font-style="normal" style:text-underline-style="none" fo:font-weight="normal" officeooo:rsid="0019e52d" officeooo:paragraph-rsid="0019e52d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en" fo:country="GB" fo:font-style="italic" style:text-underline-style="none" fo:font-weight="bold" officeooo:rsid="0019e52d" officeooo:paragraph-rsid="0019e52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en" fo:country="GB" fo:font-style="italic" style:text-underline-style="none" fo:font-weight="normal" officeooo:rsid="0019e52d" officeooo:paragraph-rsid="0019e52d" style:font-style-asian="italic" style:font-weight-asian="normal" style:font-style-complex="italic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1bacc4"/>
    </style:style>
    <style:style style:name="P10" style:family="paragraph" style:parent-style-name="Standard" style:list-style-name="L4">
      <style:paragraph-properties fo:text-align="start" style:justify-single-word="false"/>
      <style:text-properties officeooo:paragraph-rsid="00218e9a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bacc4" officeooo:paragraph-rsid="001bacc4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cb170" officeooo:paragraph-rsid="001cb170"/>
    </style:style>
    <style:style style:name="P13" style:family="paragraph" style:parent-style-name="Standard">
      <style:paragraph-properties fo:text-align="start" style:justify-single-word="false"/>
      <style:text-properties officeooo:rsid="001cb170" officeooo:paragraph-rsid="001cb170"/>
    </style:style>
    <style:style style:name="P14" style:family="paragraph" style:parent-style-name="Standard" style:list-style-name="L4">
      <style:paragraph-properties fo:text-align="start" style:justify-single-word="false"/>
      <style:text-properties officeooo:rsid="001cb170" officeooo:paragraph-rsid="001cb170"/>
    </style:style>
    <style:style style:name="P15" style:family="paragraph" style:parent-style-name="Standard" style:list-style-name="L5">
      <style:paragraph-properties fo:text-align="start" style:justify-single-word="false"/>
      <style:text-properties officeooo:rsid="001e1052" officeooo:paragraph-rsid="001e1052"/>
    </style:style>
    <style:style style:name="P16" style:family="paragraph" style:parent-style-name="Standard" style:list-style-name="L5">
      <style:paragraph-properties fo:text-align="start" style:justify-single-word="false"/>
      <style:text-properties officeooo:rsid="001f943d" officeooo:paragraph-rsid="001f943d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0e450" officeooo:paragraph-rsid="0020e450"/>
    </style:style>
    <style:style style:name="P18" style:family="paragraph" style:parent-style-name="Standard" style:list-style-name="L5">
      <style:paragraph-properties fo:text-align="start" style:justify-single-word="false"/>
      <style:text-properties officeooo:rsid="0020e450" officeooo:paragraph-rsid="0020e450"/>
    </style:style>
    <style:style style:name="P19" style:family="paragraph" style:parent-style-name="Standard" style:list-style-name="L4">
      <style:paragraph-properties fo:text-align="start" style:justify-single-word="false"/>
      <style:text-properties officeooo:rsid="00218e9a" officeooo:paragraph-rsid="00218e9a"/>
    </style:style>
    <style:style style:name="P20" style:family="paragraph" style:parent-style-name="Standard" style:list-style-name="L5">
      <style:paragraph-properties fo:text-align="start" style:justify-single-word="false"/>
      <style:text-properties officeooo:rsid="00218e9a" officeooo:paragraph-rsid="00218e9a"/>
    </style:style>
    <style:style style:name="P21" style:family="paragraph" style:parent-style-name="Standard" style:list-style-name="L5">
      <style:paragraph-properties fo:text-align="start" style:justify-single-word="false"/>
      <style:text-properties officeooo:rsid="0023f33c" officeooo:paragraph-rsid="0023f33c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23f33c" officeooo:paragraph-rsid="0023f33c"/>
    </style:style>
    <style:style style:name="P23" style:family="paragraph" style:parent-style-name="Standard">
      <style:paragraph-properties fo:text-align="start" style:justify-single-word="false"/>
      <style:text-properties officeooo:rsid="0023f33c" officeooo:paragraph-rsid="0023f33c"/>
    </style:style>
    <style:style style:name="P24" style:family="paragraph" style:parent-style-name="Standard" style:list-style-name="L7">
      <style:paragraph-properties fo:text-align="start" style:justify-single-word="false"/>
      <style:text-properties officeooo:rsid="0024f0b3" officeooo:paragraph-rsid="0024f0b3"/>
    </style:style>
    <style:style style:name="P25" style:family="paragraph" style:parent-style-name="Standard" style:list-style-name="L5">
      <style:paragraph-properties fo:text-align="start" style:justify-single-word="false"/>
      <style:text-properties officeooo:rsid="0024f0b3" officeooo:paragraph-rsid="0024f0b3"/>
    </style:style>
    <style:style style:name="P26" style:family="paragraph" style:parent-style-name="Standard">
      <style:paragraph-properties fo:text-align="start" style:justify-single-word="false"/>
      <style:text-properties officeooo:rsid="0024f0b3" officeooo:paragraph-rsid="0024f0b3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fo:language="en" fo:country="GB" fo:font-style="italic" style:text-underline-style="none" fo:font-weight="bold" officeooo:rsid="0019e52d" officeooo:paragraph-rsid="0019e52d" style:font-style-asian="italic" style:font-weight-asian="bold" style:font-style-complex="italic" style:font-weight-complex="bold"/>
    </style:style>
    <style:style style:name="T1" style:family="text">
      <style:text-properties fo:language="en" fo:country="GB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language="en" fo:country="GB" fo:font-style="normal" style:text-underline-style="none" fo:font-weight="normal" officeooo:rsid="0019e52d" style:font-style-asian="normal" style:font-weight-asian="normal" style:font-style-complex="normal" style:font-weight-complex="normal"/>
    </style:style>
    <style:style style:name="T3" style:family="text">
      <style:text-properties fo:language="en" fo:country="GB" fo:font-style="normal" style:text-underline-style="none" fo:font-weight="normal" officeooo:rsid="001bacc4" style:font-style-asian="normal" style:font-weight-asian="normal" style:font-style-complex="normal" style:font-weight-complex="normal"/>
    </style:style>
    <style:style style:name="T4" style:family="text">
      <style:text-properties fo:language="en" fo:country="GB" fo:font-style="normal" style:text-underline-style="none" fo:font-weight="normal" officeooo:rsid="001f943d" style:font-style-asian="normal" style:font-weight-asian="normal" style:font-style-complex="normal" style:font-weight-complex="normal"/>
    </style:style>
    <style:style style:name="T5" style:family="text">
      <style:text-properties fo:language="en" fo:country="GB" fo:font-style="normal" style:text-underline-style="none" fo:font-weight="normal" officeooo:rsid="00230b66" style:font-style-asian="normal" style:font-weight-asian="normal" style:font-style-complex="normal" style:font-weight-complex="normal"/>
    </style:style>
    <style:style style:name="T6" style:family="text">
      <style:text-properties fo:language="en" fo:country="GB" fo:font-style="normal" style:text-underline-style="none" fo:font-weight="normal" officeooo:rsid="0024ecce" style:font-style-asian="normal" style:font-weight-asian="normal" style:font-style-complex="normal" style:font-weight-complex="normal"/>
    </style:style>
    <style:style style:name="T7" style:family="text">
      <style:text-properties officeooo:rsid="001cb170"/>
    </style:style>
    <style:style style:name="T8" style:family="text">
      <style:text-properties officeooo:rsid="00218e9a"/>
    </style:style>
    <style:style style:name="Sect1" style:family="section">
      <style:section-properties fo:background-color="#99ccff" style:editable="false">
        <style:columns fo:column-count="1" fo:column-gap="0cm"/>
        <style:background-image/>
      </style:section-properties>
    </style:style>
    <style:style style:name="Sect2" style:family="section">
      <style:section-properties fo:background-color="#ffff99" style:editable="false">
        <style:columns fo:column-count="1" fo:column-gap="0cm"/>
        <style:background-image/>
      </style:section-properties>
    </style:style>
    <style:style style:name="Sect3" style:family="section">
      <style:section-properties fo:background-color="#ffff99" text:dont-balance-text-columns="false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3.SPECIFIC REQUIREMENTS</text:p>
      <text:p text:style-name="P5"/>
      <text:section text:style-name="Sect1" text:name="Section1">
        <text:p text:style-name="P7">A. External Interfaces Requirements</text:p>
      </text:section>
      <text:p text:style-name="P5"/>
      <text:section text:style-name="Sect2" text:name="Section2">
        <text:p text:style-name="P8">A.1. User interfaces</text:p>
      </text:section>
      <text:p text:style-name="P5"/>
      <text:list xml:id="list706475444" text:style-name="L1">
        <text:list-item>
          <text:p text:style-name="P6">The user interface should be easy to use, it should only show informations that can be </text:p>
          <text:p text:style-name="P6">useful for the user in a specific moment.</text:p>
        </text:list-item>
        <text:list-item>
          <text:p text:style-name="P6">Informations that cannot be useful for the user in a specific moment should be put in menus.</text:p>
        </text:list-item>
        <text:list-item>
          <text:p text:style-name="P6">When a user is in a page, the content related to that page should occupy, at last ¾ of the page.</text:p>
        </text:list-item>
        <text:list-item>
          <text:p text:style-name="P9"><text:span text:style-name="T2">It has to provide support for disable users like:<text:line-break/><text:line-break/></text:span><text:span text:style-name="T3">I. </text:span><text:span text:style-name="T2">Support for users that ha</text:span><text:span text:style-name="T3">ve low level</text:span><text:span text:style-name="T2"> limitations and, because of this condition, can</text:span><text:span text:style-name="T3">not</text:span><text:span text:style-name="T2"> access the application in the standard way (like people with low vision d</text:span><text:span text:style-name="T3">isease). </text:span><text:span text:style-name="T2"><text:line-break/>I</text:span><text:span text:style-name="T3">I</text:span><text:span text:style-name="T2">. Support for users </text:span><text:span text:style-name="T3">that have high level limitation and , because of that, </text:span><text:span text:style-name="T2">cannot use specific means of transport (like old people </text:span><text:span text:style-name="T3">or people with</text:span><text:span text:style-name="T2"> </text:span><text:span text:style-name="T3">movements limitation).</text:span><text:span text:style-name="T2"><text:line-break/></text:span></text:p>
        </text:list-item>
        <text:list-item>
          <text:p text:style-name="P11"><text:span text:style-name="T2">M</text:span><text:span text:style-name="T1">aps and forms for data I/O should occupy the majority of the screen when the app is in use.</text:span></text:p>
        </text:list-item>
        <text:list-item>
          <text:p text:style-name="P12"><text:span text:style-name="T1">The app GUI should have, at least, three different configurations:<text:line-break/><text:line-break/>I. Standard mode<text:line-break/>II. Low Contrast Mode<text:line-break/>III. High Contrast Mode<text:line-break/>IV. Performance mode <text:line-break/></text:span></text:p>
        </text:list-item>
        <text:list-item>
          <text:p text:style-name="P17"><text:span text:style-name="T1">The eventual advices must not cover important parts of the user interface.</text:span></text:p>
        </text:list-item>
        <text:list-item>
          <text:p text:style-name="P22"><text:span text:style-name="T1">User should have installed, at least, one of this browsers:<text:line-break/>I. Google Chrome<text:line-break/>II. Opera<text:line-break/>III. Vivaldi<text:line-break/>IV Firefox<text:line-break/>V Safari<text:line-break/>VI Internet Explorer<text:line-break/></text:span><text:span text:style-name="T6">VII Microsoft Edge</text:span></text:p>
        </text:list-item>
      </text:list>
      <text:p text:style-name="P13"/>
      <text:section text:style-name="Sect2" text:name="Section3">
        <text:p text:style-name="P1">A.2. Hardware Interfaces</text:p>
      </text:section>
      <text:p text:style-name="P13"/>
      <text:list xml:id="list1099623981" text:style-name="L4">
        <text:list-item>
          <text:p text:style-name="P14">For desktop devices , it’s necessary to provide a way to print the map of the path selected by the user.</text:p>
        </text:list-item>
        <text:list-item>
          <text:p text:style-name="P10"><text:span text:style-name="T7">The user device, if it’s intended to be use in a navigator mode, must be equipped with a GPS.</text:span></text:p>
        </text:list-item>
        <text:list-item>
          <text:p text:style-name="P10"><text:span text:style-name="T8">The mobile phone devices must have, at least, a 4in screen.</text:span></text:p>
        </text:list-item>
        <text:list-item>
          <text:p text:style-name="P19">If it’s requested a connection with a wearable device, the main device should have a bluetooth equipment.</text:p>
        </text:list-item>
        <text:list-item>
          <text:p text:style-name="P10"><text:span text:style-name="T8">Wearable devices must have, at least, 1.2in screen and a bluetooth equipment<text:line-break/></text:span></text:p>
        </text:list-item>
      </text:list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section text:style-name="Sect3" text:name="Section4">
        <text:p text:style-name="P2"><text:soft-page-break/>A.3. Software Interfaces</text:p>
      </text:section>
      <text:p text:style-name="P13"><text:span text:style-name="T1"/></text:p>
      <text:list xml:id="list2077088634" text:style-name="L5">
        <text:list-item>
          <text:p text:style-name="P15"><text:span text:style-name="T1">The application must be developed in Java, Javascript and JSP.</text:span></text:p>
        </text:list-item>
        <text:list-item>
          <text:p text:style-name="P16"><text:span text:style-name="T1">At least Java 8 is required (for functional programming)</text:span></text:p>
        </text:list-item>
        <text:list-item>
          <text:p text:style-name="P15"><text:span text:style-name="T1">The core software should use AngularJS 4.0 (at least 2.0) framework for dynamic content.</text:span></text:p>
        </text:list-item>
        <text:list-item>
          <text:p text:style-name="P15"><text:span text:style-name="T1">The core software should use Bootstap V4 (at least V3) framework for the GUI.</text:span></text:p>
        </text:list-item>
        <text:list-item>
          <text:p text:style-name="P15"><text:span text:style-name="T1">The core software should use </text:span><text:span text:style-name="T4">Spring 2 framework for various stuff.</text:span></text:p>
        </text:list-item>
        <text:list-item>
          <text:p text:style-name="P16"><text:span text:style-name="T1">The DBMS required is a OODBMS , EyeDB version 2.8.7 or newer.</text:span></text:p>
        </text:list-item>
        <text:list-item>
          <text:p text:style-name="P18"><text:span text:style-name="T1">If the navigator mode is on , the software should ask the user to turn on the GPS automatically.</text:span></text:p>
        </text:list-item>
        <text:list-item>
          <text:p text:style-name="P20"><text:span text:style-name="T1">The app must access to this external companies API:</text:span></text:p>
          <text:p text:style-name="P20"><text:span text:style-name="T1">1) Google Maps<text:line-break/>2) Mobike<text:line-break/>3) OFO</text:span></text:p>
          <text:p text:style-name="P20"><text:span text:style-name="T1">4) Trenitalia<text:line-break/>5) Trenord<text:line-break/>6) API related to local bus mobility<text:line-break/>7) API related to local tram mobility<text:line-break/>8) API related to special means of transport (e.g. disposed for </text:span><text:span text:style-name="T5">disable people, or boat for cities like Venice).<text:line-break/>9) Meteo(weather) API.</text:span></text:p>
        </text:list-item>
        <text:list-item>
          <text:p text:style-name="P21"><text:span text:style-name="T5">A</text:span><text:span text:style-name="T1">ll the software must be written in English with Camel Case notation when needed.</text:span></text:p>
        </text:list-item>
        <text:list-item>
          <text:p text:style-name="P21"><text:span text:style-name="T1">All </text:span><text:span text:style-name="T6">the code must be properly commented (via Javadoc when possible).</text:span></text:p>
        </text:list-item>
        <text:list-item>
          <text:p text:style-name="P25"><text:span text:style-name="T6">U</text:span><text:span text:style-name="T1">se design pattern properly.</text:span></text:p>
        </text:list-item>
      </text:list>
      <text:p text:style-name="P23"><text:span text:style-name="T6"/></text:p>
      <text:section text:style-name="Sect2" text:name="Section5">
        <text:p text:style-name="P3">A.4. Communication Interfaces</text:p>
      </text:section>
      <text:p text:style-name="P23"><text:span text:style-name="T6"/></text:p>
      <text:list xml:id="list3216982791" text:style-name="L7">
        <text:list-item>
          <text:p text:style-name="P24"><text:span text:style-name="T6">B</text:span><text:span text:style-name="T1">ecause we are developing a client/server application the protocol used is TCP/IP protocol.</text:span></text:p>
        </text:list-item>
        <text:list-item>
          <text:p text:style-name="P24"><text:span text:style-name="T1">For mobile devices GSM protocol support is required.</text:span></text:p>
        </text:list-item>
        <text:list-item>
          <text:p text:style-name="P24"><text:span text:style-name="T1">For the navigator mode, the GPS protocol is required.</text:span></text:p>
        </text:list-item>
        <text:list-item>
          <text:p text:style-name="P24"><text:span text:style-name="T1">For wearable devices , the Bluetooth protocol is required.</text:span></text:p>
        </text:list-item>
      </text:list>
      <text:p text:style-name="P26"><text:span text:style-name="T1"/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'Helvetica Neue'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5:23:36.142000000</meta:creation-date>
    <dc:date>2017-10-08T17:06:53.691000000</dc:date>
    <meta:editing-duration>PT38M4S</meta:editing-duration>
    <meta:editing-cycles>7</meta:editing-cycles>
    <meta:generator>LibreOffice/5.4.1.2$Windows_X86_64 LibreOffice_project/ea7cb86e6eeb2bf3a5af73a8f7777ac570321527</meta:generator>
    <meta:document-statistic meta:table-count="0" meta:image-count="0" meta:object-count="0" meta:page-count="2" meta:paragraph-count="37" meta:word-count="551" meta:character-count="3069" meta:non-whitespace-character-count="2578"/>
  </office:meta>
</office:document-meta>
</file>